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83cm" svg:height="9.206cm" svg:x="0.1cm" svg:y="0.1cm">
          <text:p/>
        </draw:rect>
        <draw:frame draw:style-name="gr2" draw:text-style-name="P2" draw:layer="layout" svg:width="10.468cm" svg:height="8.795cm" svg:x="0.215cm" svg:y="0.445cm">
          <draw:text-box>
            <text:p text:style-name="P2"/>
            <text:p text:style-name="P2">Icon class</text:p>
            <text:p text:style-name="P2"><text:s/>(position=)</text:p>
            <text:p text:style-name="P2"/>
            <text:p text:style-name="P2">Windows system icon instance</text:p>
            <text:p text:style-name="P2"><text:s/>('20,20')</text:p>
            <text:p text:style-name="P2"/>
            <text:p text:style-name="P2">shredder icon instance</text:p>
            <text:p text:style-name="P2"><text:s/>('20,30')</text:p>
            <text:p text:style-name="P2"/>
            <text:p text:style-name="P2">information icon instance</text:p>
            <text:p text:style-name="P2"><text:s/>('20,40')</text:p>
          </draw:text-box>
        </draw:frame>
        <draw:line draw:style-name="gr3" draw:text-style-name="P3" draw:layer="layout" svg:x1="1.193cm" svg:y1="1.275cm" svg:x2="1.193cm" svg:y2="0.15cm">
          <text:p/>
        </draw:line>
        <draw:line draw:style-name="gr3" draw:text-style-name="P3" draw:layer="layout" svg:x1="1.213cm" svg:y1="0.15cm" svg:x2="10.646cm" svg:y2="0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78cm" fo:page-height="9.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2-04T22:57:15</meta:creation-date>
    <dc:date>2009-12-12T22:45:00.78</dc:date>
    <dc:language>en-US</dc:language>
    <meta:editing-cycles>5</meta:editing-cycles>
    <meta:editing-duration>PT00H14M24S</meta:editing-duration>
    <dc:creator>Jean Louis Faucher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